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anklin Gothic Medium" svg:font-family="'Franklin Gothic Medium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Henkkari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071cm" fo:border-right="0.91pt solid #000000" style:rotation-angle="90" style:rotation-align="bottom" style:shrink-to-fit="false" fo:border-top="1.1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071cm" fo:border-right="0.91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1.19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1.19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1.19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1.19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1.19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90" style:rotation-align="bottom" style:shrink-to-fit="false" fo:border-top="1.1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71c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071cm" fo:border-right="1.19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1.19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1.19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19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1.19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enkkari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4" table:number-columns-repeated="23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96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114"/>
          <table:covered-table-cell table:style-name="ce141"/>
          <table:table-cell/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/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10"/>
          <table:covered-table-cell table:style-name="ce97"/>
          <table:covered-table-cell table:number-columns-repeated="3" table:style-name="ce39"/>
          <table:covered-table-cell table:style-name="ce142"/>
          <table:table-cell/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/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98"/>
          <table:covered-table-cell table:number-columns-repeated="3" table:style-name="ce40"/>
          <table:covered-table-cell table:style-name="ce143"/>
          <table:table-cell/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/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99" office:value-type="string" calcext:value-type="string" table:number-columns-spanned="5" table:number-rows-spanned="2">
            <text:p>Henkilökohtainen peli</text:p>
          </table:table-cell>
          <table:covered-table-cell table:number-columns-repeated="3" table:style-name="ce117"/>
          <table:covered-table-cell table:style-name="ce144"/>
          <table:table-cell/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99" table:formula="of:=[.D4]" office:value-type="string" office:string-value="Henkilökohtainen peli" calcext:value-type="string" table:number-columns-spanned="5" table:number-rows-spanned="2">
            <text:p>Henkilökohtainen peli</text:p>
          </table:table-cell>
          <table:covered-table-cell table:number-columns-repeated="3" table:style-name="ce117"/>
          <table:covered-table-cell table:style-name="ce144"/>
          <table:table-cell/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99" table:formula="of:=[.M4]" office:value-type="string" office:string-value="Henkilökohtainen peli" calcext:value-type="string" table:number-columns-spanned="5" table:number-rows-spanned="2">
            <text:p>Henkilökohtainen peli</text:p>
          </table:table-cell>
          <table:covered-table-cell table:number-columns-repeated="3" table:style-name="ce117"/>
          <table:covered-table-cell table:style-name="ce144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100"/>
          <table:covered-table-cell table:number-columns-repeated="3" table:style-name="ce117"/>
          <table:covered-table-cell table:style-name="ce144"/>
          <table:table-cell/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100"/>
          <table:covered-table-cell table:number-columns-repeated="3" table:style-name="ce117"/>
          <table:covered-table-cell table:style-name="ce144"/>
          <table:table-cell/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100"/>
          <table:covered-table-cell table:number-columns-repeated="3" table:style-name="ce117"/>
          <table:covered-table-cell table:style-name="ce144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table-cell table:style-name="ce101" office:value-type="string" calcext:value-type="string" table:number-columns-spanned="5" table:number-rows-spanned="2">
            <text:p>Kenttä: <text:s text:c="4"/>Vuoro: <text:s text:c="4"/></text:p>
          </table:table-cell>
          <table:covered-table-cell table:number-columns-repeated="3" table:style-name="ce117"/>
          <table:covered-table-cell table:style-name="ce144"/>
          <table:table-cell/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table-cell table:style-name="ce101" table:formula="of:=[.D6]" office:value-type="string" office:string-value="Kenttä:     Vuoro:     " calcext:value-type="string" table:number-columns-spanned="5" table:number-rows-spanned="2">
            <text:p>Kenttä: <text:s text:c="4"/>Vuoro: <text:s text:c="4"/></text:p>
          </table:table-cell>
          <table:covered-table-cell table:number-columns-repeated="3" table:style-name="ce117"/>
          <table:covered-table-cell table:style-name="ce144"/>
          <table:table-cell/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table-cell table:style-name="ce101" table:formula="of:=[.M6]" office:value-type="string" office:string-value="Kenttä:     Vuoro:     " calcext:value-type="string" table:number-columns-spanned="5" table:number-rows-spanned="2">
            <text:p>Kenttä: <text:s text:c="4"/>Vuoro: <text:s text:c="4"/></text:p>
          </table:table-cell>
          <table:covered-table-cell table:number-columns-repeated="3" table:style-name="ce117"/>
          <table:covered-table-cell table:style-name="ce144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102"/>
          <table:covered-table-cell table:number-columns-repeated="3" table:style-name="ce118"/>
          <table:covered-table-cell table:style-name="ce145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102"/>
          <table:covered-table-cell table:number-columns-repeated="3" table:style-name="ce118"/>
          <table:covered-table-cell table:style-name="ce145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102"/>
          <table:covered-table-cell table:number-columns-repeated="3" table:style-name="ce118"/>
          <table:covered-table-cell table:style-name="ce145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105" table:formula="of:=&quot;players[player_num][0]&quot;" office:value-type="string" office:string-value="players[player_num][0]" calcext:value-type="string" table:number-columns-spanned="5" table:number-rows-spanned="3">
            <text:p>players[player_num][0]</text:p>
          </table:table-cell>
          <table:covered-table-cell table:number-columns-repeated="3" table:style-name="ce121"/>
          <table:covered-table-cell table:style-name="ce148"/>
          <table:table-cell/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105" table:formula="of:=&quot;players[player_num+1][0]&quot;" office:value-type="string" office:string-value="players[player_num+1][0]" calcext:value-type="string" table:number-columns-spanned="5" table:number-rows-spanned="3">
            <text:p>players[player_num+1][0]</text:p>
          </table:table-cell>
          <table:covered-table-cell table:number-columns-repeated="3" table:style-name="ce121"/>
          <table:covered-table-cell table:style-name="ce148"/>
          <table:table-cell/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105" table:formula="of:=&quot;players[player_num+2][0]&quot;" office:value-type="string" office:string-value="players[player_num+2][0]" calcext:value-type="string" table:number-columns-spanned="5" table:number-rows-spanned="3">
            <text:p>players[player_num+2][0]</text:p>
          </table:table-cell>
          <table:covered-table-cell table:number-columns-repeated="3" table:style-name="ce174"/>
          <table:covered-table-cell table:style-name="ce181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/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/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84"/>
          <table:covered-table-cell table:number-columns-repeated="3" table:style-name="ce174"/>
          <table:covered-table-cell table:style-name="ce181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85"/>
          <table:covered-table-cell table:number-columns-repeated="3" table:style-name="ce87"/>
          <table:covered-table-cell table:style-name="ce92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05" table:formula="of:=&quot;players[player_num][1]&quot;" office:value-type="string" office:string-value="players[player_num][1]" calcext:value-type="string" table:number-columns-spanned="5" table:number-rows-spanned="3">
            <text:p>players[player_num][1]</text:p>
          </table:table-cell>
          <table:covered-table-cell table:number-columns-repeated="3" table:style-name="ce121"/>
          <table:covered-table-cell table:style-name="ce148"/>
          <table:table-cell/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05" table:formula="of:=&quot;players[player_num+1][1]&quot;" office:value-type="string" office:string-value="players[player_num+1][1]" calcext:value-type="string" table:number-columns-spanned="5" table:number-rows-spanned="3">
            <text:p>players[player_num+1][1]</text:p>
          </table:table-cell>
          <table:covered-table-cell table:number-columns-repeated="3" table:style-name="ce121"/>
          <table:covered-table-cell table:style-name="ce148"/>
          <table:table-cell/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105" table:formula="of:=&quot;players[player_num+2][1]&quot;" office:value-type="string" office:string-value="players[player_num+2][1]" calcext:value-type="string" table:number-columns-spanned="5" table:number-rows-spanned="3">
            <text:p>players[player_num+2][1]</text:p>
          </table:table-cell>
          <table:covered-table-cell table:number-columns-repeated="3" table:style-name="ce121"/>
          <table:covered-table-cell table:style-name="ce148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/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/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/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/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05" table:formula="of:=&quot;players[player_num][2]&quot;" office:value-type="string" office:string-value="players[player_num][2]" calcext:value-type="string" table:number-columns-spanned="5" table:number-rows-spanned="3">
            <text:p>players[player_num][2]</text:p>
          </table:table-cell>
          <table:covered-table-cell table:number-columns-repeated="3" table:style-name="ce121"/>
          <table:covered-table-cell table:style-name="ce148"/>
          <table:table-cell/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05" table:formula="of:=&quot;players[player_num+1][2]&quot;" office:value-type="string" office:string-value="players[player_num+1][2]" calcext:value-type="string" table:number-columns-spanned="5" table:number-rows-spanned="3">
            <text:p>players[player_num+1][2]</text:p>
          </table:table-cell>
          <table:covered-table-cell table:number-columns-repeated="3" table:style-name="ce121"/>
          <table:covered-table-cell table:style-name="ce148"/>
          <table:table-cell/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105" table:formula="of:=&quot;players[player_num+2][2]&quot;" office:value-type="string" office:string-value="players[player_num+2][2]" calcext:value-type="string" table:number-columns-spanned="5" table:number-rows-spanned="3">
            <text:p>players[player_num+2][2]</text:p>
          </table:table-cell>
          <table:covered-table-cell table:number-columns-repeated="3" table:style-name="ce121"/>
          <table:covered-table-cell table:style-name="ce148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/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/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121"/>
          <table:covered-table-cell table:style-name="ce148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2"/>
          <table:covered-table-cell table:style-name="ce7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130" table:number-columns-spanned="3" table:number-rows-spanned="2"/>
          <table:covered-table-cell table:style-name="ce59"/>
          <table:covered-table-cell table:style-name="ce74"/>
          <table:table-cell/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130" table:number-columns-spanned="3" table:number-rows-spanned="2"/>
          <table:covered-table-cell table:style-name="ce59"/>
          <table:covered-table-cell table:style-name="ce74"/>
          <table:table-cell/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130" table:number-columns-spanned="3" table:number-rows-spanned="2"/>
          <table:covered-table-cell table:style-name="ce59"/>
          <table:covered-table-cell table:style-name="ce74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/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/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56" table:formula="of:=&quot;players[player_num][3]&quot;" office:value-type="string" office:string-value="players[player_num][3]" calcext:value-type="string" table:number-columns-spanned="3" table:number-rows-spanned="2">
            <text:p>players[player_num][3]</text:p>
          </table:table-cell>
          <table:covered-table-cell table:style-name="ce61"/>
          <table:covered-table-cell table:style-name="ce76"/>
          <table:table-cell/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56" table:formula="of:=&quot;players[player_num+1][3]&quot;" office:value-type="string" office:string-value="players[player_num+1][3]" calcext:value-type="string" table:number-columns-spanned="3" table:number-rows-spanned="2">
            <text:p>players[player_num+1][3]</text:p>
          </table:table-cell>
          <table:covered-table-cell table:style-name="ce163"/>
          <table:covered-table-cell table:style-name="ce164"/>
          <table:table-cell/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56" table:formula="of:=&quot;players[player_num+2][3]&quot;" office:value-type="string" office:string-value="players[player_num+2][3]" calcext:value-type="string" table:number-columns-spanned="3" table:number-rows-spanned="2">
            <text:p>players[player_num+2][3]</text:p>
          </table:table-cell>
          <table:covered-table-cell table:style-name="ce171"/>
          <table:covered-table-cell table:style-name="ce175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number-columns-repeated="2" table:style-name="ce122"/>
          <table:covered-table-cell table:style-name="ce77"/>
          <table:table-cell/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number-columns-repeated="2" table:style-name="ce159"/>
          <table:covered-table-cell table:style-name="ce165"/>
          <table:table-cell/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style-name="ce170"/>
          <table:covered-table-cell table:style-name="ce172"/>
          <table:covered-table-cell table:style-name="ce176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130" table:number-columns-spanned="3" table:number-rows-spanned="3"/>
          <table:covered-table-cell table:style-name="ce59"/>
          <table:covered-table-cell table:style-name="ce74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130" table:number-columns-spanned="3" table:number-rows-spanned="3"/>
          <table:covered-table-cell table:style-name="ce59"/>
          <table:covered-table-cell table:style-name="ce74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130" table:number-columns-spanned="3" table:number-rows-spanned="3"/>
          <table:covered-table-cell table:style-name="ce59"/>
          <table:covered-table-cell table:style-name="ce74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/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/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/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/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130" table:number-columns-spanned="3" table:number-rows-spanned="1"/>
          <table:covered-table-cell table:style-name="ce63"/>
          <table:covered-table-cell table:style-name="ce130"/>
          <table:table-cell/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130" table:number-columns-spanned="3" table:number-rows-spanned="1"/>
          <table:covered-table-cell table:style-name="ce63"/>
          <table:covered-table-cell table:style-name="ce130"/>
          <table:table-cell/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130" table:number-columns-spanned="3" table:number-rows-spanned="1"/>
          <table:covered-table-cell table:style-name="ce63"/>
          <table:covered-table-cell table:style-name="ce130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134" table:number-columns-spanned="3" table:number-rows-spanned="1"/>
          <table:covered-table-cell table:style-name="ce64"/>
          <table:covered-table-cell table:style-name="ce134"/>
          <table:table-cell/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134" table:number-columns-spanned="3" table:number-rows-spanned="1"/>
          <table:covered-table-cell table:style-name="ce64"/>
          <table:covered-table-cell table:style-name="ce134"/>
          <table:table-cell/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134" table:number-columns-spanned="3" table:number-rows-spanned="1"/>
          <table:covered-table-cell table:style-name="ce64"/>
          <table:covered-table-cell table:style-name="ce134"/>
          <table:table-cell table:number-columns-repeated="998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Franklin Gothic Medium" svg:font-family="'Franklin Gothic Medium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i" fo:country="FI" style:font-name-asian="DejaVu San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4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number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26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3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WenQuanYi Zen Hei" style:font-family-asian="'WenQuanYi Zen 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.00.0000</text:date>, <text:time style:data-style-name="N2" text:time-value="11:51:53.200658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enkkari" style:display-name="PageStyle_Henkka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kkue" style:display-name="PageStyle_Joukku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i" style:display-name="PageStyle_Pa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-ottelu" style:display-name="PageStyle_5-ottel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ko Kuusio</meta:initial-creator>
    <meta:creation-date>2005-04-25T22:02:17</meta:creation-date>
    <dc:date>2022-07-21T11:59:58.384077778</dc:date>
    <meta:print-date>2009-06-26T12:06:00</meta:print-date>
    <meta:generator>LibreOffice/7.3.3.2$Linux_X86_64 LibreOffice_project/30$Build-2</meta:generator>
    <meta:editing-duration>PT35M10S</meta:editing-duration>
    <meta:editing-cycles>10</meta:editing-cycles>
    <meta:document-statistic meta:table-count="1" meta:cell-count="144" meta:object-count="0"/>
  </office:meta>
</office:document-meta>
</file>